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4" style:family="table-cell" style:parent-style-name="Default">
      <style:text-properties fo:color="#800000" fo:font-weight="bold" style:font-weight-asian="bold" style:font-weight-complex="bold"/>
    </style:style>
    <style:style style:name="ce25" style:family="table-cell" style:parent-style-name="Default">
      <style:text-properties fo:color="#ff3366"/>
    </style:style>
    <style:style style:name="ce26" style:family="table-cell" style:parent-style-name="Default">
      <style:table-cell-properties fo:background-color="#cfe7f5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7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8" style:family="table-cell" style:parent-style-name="Default">
      <style:table-cell-properties fo:background-color="#00ffff"/>
    </style:style>
    <style:style style:name="ce29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8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8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8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8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8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8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8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8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8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8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8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9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7" table:formula="of:=[.L18]+4160" office:value-type="float" office:value="7101.81722689076">
            <text:p>7101.8172268908</text:p>
          </table:table-cell>
          <table:table-cell table:style-name="ce28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8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8" table:formula="of:=SUM([.H76])" office:value-type="float" office:value="1550.57692307692">
            <text:p>1550.5769230769</text:p>
          </table:table-cell>
          <table:table-cell table:style-name="ce28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8" office:value-type="float" office:value="400">
            <text:p>400</text:p>
          </table:table-cell>
          <table:table-cell table:style-name="ce28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6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9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9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9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7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9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9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9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9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9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6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9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9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6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9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6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9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9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9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9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2"/>
        <table:table-column table:style-name="co27" table:default-cell-style-name="ce3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formula="of:=[.J2]-[.M2]" office:value-type="float" office:value="-1955.86405016552">
            <text:p>-1955.8640501655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formula="of:=[.J3]-[.M3]" office:value-type="float" office:value="-378.967613269084">
            <text:p>-37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formula="of:=[.J6]-[.M6]" office:value-type="float" office:value="-5060.78579508727">
            <text:p>-5060.7857950873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formula="of:=[.J11]-[.M11]" office:value-type="float" office:value="-5778.96761326908">
            <text:p>-5778.967613269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formula="of:=[.J12]-[.M12]" office:value-type="float" office:value="-8560.78579508727">
            <text:p>-8560.7857950873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6" table:formula="of:=[.J13]-[.M13]" office:value-type="float" office:value="-10006.2403405418">
            <text:p>-10006.2403405418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formula="of:=[.J16]-[.M16]" office:value-type="float" office:value="-4895.77205882353">
            <text:p>-4895.7720588235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26" table:formula="of:=[.J17]-[.M17]" office:value-type="float" office:value="-3360.78579508727">
            <text:p>-3360.7857950873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26" table:formula="of:=[.J18]-[.M18]" office:value-type="float" office:value="-5378.96761326908">
            <text:p>-5378.9676132691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formula="of:=[.J19]-[.M19]" office:value-type="float" office:value="-15071.4676132691">
            <text:p>-15071.4676132691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16" office:value-type="string">
            <text:p>- Գայանե</text:p>
          </table:table-cell>
          <table:table-cell table:style-name="ce16" office:value-type="string">
            <text:p>- Անի Գ․</text:p>
          </table:table-cell>
          <table:table-cell table:style-name="ce16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6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style-name="ce16"/>
          <table:table-cell table:number-columns-repeated="2" table:style-name="ce2" office:value-type="string">
            <text:p>- Ալեք</text:p>
          </table:table-cell>
          <table:table-cell table:style-name="ce16"/>
          <table:table-cell table:style-name="ce17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6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Գենա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ce16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24"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2" table:style-name="ce16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6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style-name="ce16" office:value-type="string">
            <text:p>- Համլետ</text:p>
          </table:table-cell>
          <table:table-cell/>
          <table:table-cell table:style-name="ce16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4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5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table:number-columns-repeated="3"/>
          <table:table-cell table:formula="of:=SUM([.B2:.F2])" office:value-type="float" office:value="9700">
            <text:p>9700</text:p>
          </table:table-cell>
          <table:table-cell table:style-name="ce8" table:formula="of:=SUM([.B16:.F16])" office:value-type="float" office:value="844.69696969697">
            <text:p>844.696969697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5000">
            <text:p>1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16:.F16])" office:value-type="float" office:value="844.69696969697">
            <text:p>844.696969697</text:p>
          </table:table-cell>
          <table:table-cell office:value-type="string">
            <text:p>Անժելա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7" table:formula="of:=SUM([.B16:.F16])" office:value-type="float" office:value="844.69696969697">
            <text:p>844.69696969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7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16:.F16])" office:value-type="float" office:value="844.69696969697">
            <text:p>844.69696969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3"/>
          <table:table-cell/>
          <table:table-cell table:formula="of:=SUM([.B16:.F16])" office:value-type="float" office:value="844.69696969697">
            <text:p>844.696969697</text:p>
          </table:table-cell>
          <table:table-cell office:value-type="string">
            <text:p>Կարեն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4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844.69696969697">
            <text:p>844.696969697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844.69696969697">
            <text:p>844.696969697</text:p>
          </table:table-cell>
          <table:table-cell office:value-type="string">
            <text:p>Արծվի</text:p>
          </table:table-cell>
          <table:table-cell office:value-type="float" office:value="5400">
            <text:p>5400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16:.F16])" office:value-type="float" office:value="844.69696969697">
            <text:p>844.69696969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6" office:value-type="float" office:value="0">
            <text:p>0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10136.3636363636">
            <text:p>10136.3636363636</text:p>
          </table:table-cell>
          <table:table-cell table:style-name="Default"/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4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9/08/2015</text:date>, <text:time>14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8T14:58:52</dc:date>
    <meta:editing-duration>P1DT9H45M11S</meta:editing-duration>
    <meta:editing-cycles>795</meta:editing-cycles>
    <meta:generator>OpenOffice/4.1.1$Unix OpenOffice.org_project/411m6$Build-9775</meta:generator>
    <dc:creator>employee employee</dc:creator>
    <meta:document-statistic meta:table-count="7" meta:cell-count="1931" meta:object-count="0"/>
  </office:meta>
</office:document-meta>
</file>